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45c80"/>
    </style:style>
    <style:style style:name="P2" style:family="paragraph" style:parent-style-name="Standard">
      <style:text-properties fo:language="pt" fo:country="BR" officeooo:rsid="00045c80" officeooo:paragraph-rsid="00045c80"/>
    </style:style>
    <style:style style:name="P3" style:family="paragraph" style:parent-style-name="Standard" style:list-style-name="L1">
      <style:text-properties fo:language="pt" fo:country="BR" officeooo:rsid="00045c80" officeooo:paragraph-rsid="00045c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 aula</text:p>
      <text:p text:style-name="P1"/>
      <text:p text:style-name="P2">Extensões Visual Studio</text:p>
      <text:list xml:id="list27178648" text:style-name="L1">
        <text:list-item>
          <text:p text:style-name="P3">Auto rename tag – altera abertura e fechamento de tag simultaneamente</text:p>
        </text:list-item>
        <text:list-item>
          <text:p text:style-name="P3">Live Server – Local browser em tempo real para html/css/j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6-02T23:59:40.477000000</dc:date>
    <meta:editing-duration>PT2M39S</meta:editing-duration>
    <meta:editing-cycles>3</meta:editing-cycles>
    <meta:document-statistic meta:table-count="0" meta:image-count="0" meta:object-count="0" meta:page-count="1" meta:paragraph-count="4" meta:word-count="27" meta:character-count="165" meta:non-whitespace-character-count="142"/>
  </office:meta>
</office:document-meta>
</file>